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untryBlueprint" svg:font-family="CountryBlueprint" style:font-pitch="variable" style:font-charset="x-symbol"/>
    <style:font-face style:name="Courier New" svg:font-family="'Courier New'" style:font-family-generic="modern" style:font-pitch="fixed"/>
    <style:font-face style:name="ＭＳ 明朝" svg:font-family="'ＭＳ 明朝'" style:font-family-generic="roman" style:font-pitch="fixed"/>
    <style:font-face style:name="AcadEref" svg:font-family="AcadEref" style:font-pitch="variable"/>
    <style:font-face style:name="Andalus" svg:font-family="Andalus" style:font-family-generic="roman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2.181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3.91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3" style:family="table-cell" style:parent-style-name="Default">
      <style:table-cell-properties fo:border-bottom="none" fo:background-color="#66ffff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4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明朝" fo:font-size="10pt" style:font-name-asian="ＭＳ 明朝" style:font-size-asian="10pt" style:font-name-complex="Tahoma" style:font-size-complex="1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ＭＳ 明朝" fo:font-size="10pt" fo:font-weight="bold" style:font-name-asian="ＭＳ 明朝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style:font-name="ＭＳ 明朝" fo:font-size="10pt" style:font-name-asian="ＭＳ 明朝" style:font-size-asian="10pt" style:font-size-complex="10pt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number-columns-repeated="1022" table:default-cell-style-name="ce5"/>
        <table:table-row table:style-name="ro1">
          <table:table-cell table:style-name="ce1" office:value-type="string" table:number-columns-spanned="5" table:number-rows-spanned="1">
            <text:p>rs</text:p>
          </table:table-cell>
          <table:covered-table-cell table:number-columns-repeated="3" table:style-name="ce6"/>
          <table:covered-table-cell table:style-name="ce10"/>
          <table:table-cell table:number-columns-repeated="1019"/>
        </table:table-row>
        <table:table-row table:style-name="ro1">
          <table:table-cell table:style-name="ce2" office:value-type="string">
            <text:p>商品名</text:p>
          </table:table-cell>
          <table:table-cell office:value-type="string">
            <text:p>メーカー 型番</text:p>
          </table:table-cell>
          <table:table-cell office:value-type="string">
            <text:p>メーカー</text:p>
          </table:table-cell>
          <table:table-cell office:value-type="string">
            <text:p>RS品番</text:p>
          </table:table-cell>
          <table:table-cell table:style-name="ce11" office:value-type="string">
            <text:p>個数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4 way socket housing PA 2.0</text:p>
          </table:table-cell>
          <table:table-cell office:value-type="string">
            <text:p>PAP-04V-S</text:p>
          </table:table-cell>
          <table:table-cell office:value-type="string">
            <text:p>JST</text:p>
          </table:table-cell>
          <table:table-cell office:value-type="string">
            <text:p>476-6782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nector,Multipole,PCB use,ZHR-4,Housi</text:p>
          </table:table-cell>
          <table:table-cell office:value-type="string">
            <text:p>ZHR-4</text:p>
          </table:table-cell>
          <table:table-cell office:value-type="string">
            <text:p>JST</text:p>
          </table:table-cell>
          <table:table-cell office:value-type="string">
            <text:p>373-4447</text:p>
          </table:table-cell>
          <table:table-cell table:style-name="ce11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8 way socket housing PA 2.0</text:p>
          </table:table-cell>
          <table:table-cell office:value-type="string">
            <text:p>PAP-08V-S</text:p>
          </table:table-cell>
          <table:table-cell office:value-type="string">
            <text:p>JST</text:p>
          </table:table-cell>
          <table:table-cell office:value-type="string">
            <text:p>476-6827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 way socket housing PA 2.0</text:p>
          </table:table-cell>
          <table:table-cell office:value-type="string">
            <text:p>PAP-02V-S</text:p>
          </table:table-cell>
          <table:table-cell office:value-type="string">
            <text:p>JST</text:p>
          </table:table-cell>
          <table:table-cell office:value-type="string">
            <text:p>476-6760</text:p>
          </table:table-cell>
          <table:table-cell table:style-name="ce11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nector, multipole, PCB use</text:p>
          </table:table-cell>
          <table:table-cell office:value-type="string">
            <text:p>XAP-14V-1</text:p>
          </table:table-cell>
          <table:table-cell office:value-type="string">
            <text:p>JST</text:p>
          </table:table-cell>
          <table:table-cell office:value-type="string">
            <text:p>602-8593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4極, 1列, ストレート, シュラウドヘッダ</text:p>
          </table:table-cell>
          <table:table-cell office:value-type="string">
            <text:p>B04B-PASK-1 (LF) (SN)</text:p>
          </table:table-cell>
          <table:table-cell office:value-type="string">
            <text:p>JST</text:p>
          </table:table-cell>
          <table:table-cell office:value-type="string">
            <text:p>512-8608</text:p>
          </table:table-cell>
          <table:table-cell table:style-name="ce11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4極, 1列, ストレート, シュラウドヘッダ</text:p>
          </table:table-cell>
          <table:table-cell office:value-type="string">
            <text:p>B4B-ZR (LF)(SN)</text:p>
          </table:table-cell>
          <table:table-cell office:value-type="string">
            <text:p>JST</text:p>
          </table:table-cell>
          <table:table-cell office:value-type="string">
            <text:p>546-9252</text:p>
          </table:table-cell>
          <table:table-cell table:style-name="ce11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2極, 1列, ストレート, シュラウドヘッダ</text:p>
          </table:table-cell>
          <table:table-cell office:value-type="string">
            <text:p>B02B-PASK-1 (LF) (SN)</text:p>
          </table:table-cell>
          <table:table-cell office:value-type="string">
            <text:p>JST</text:p>
          </table:table-cell>
          <table:table-cell office:value-type="string">
            <text:p>512-8585</text:p>
          </table:table-cell>
          <table:table-cell table:style-name="ce11" office:value-type="float" office:value="20">
            <text:p>2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14極, 1列, ストレート, シュラウドヘッダ</text:p>
          </table:table-cell>
          <table:table-cell office:value-type="string">
            <text:p>B14B-XASK-1 (LF)(SN)</text:p>
          </table:table-cell>
          <table:table-cell office:value-type="string">
            <text:p>JST</text:p>
          </table:table-cell>
          <table:table-cell office:value-type="string">
            <text:p>602-7837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8極, 1列, ストレート, シュラウドヘッダ</text:p>
          </table:table-cell>
          <table:table-cell office:value-type="string">
            <text:p>B08B-PASK-1 (LF) (SN)</text:p>
          </table:table-cell>
          <table:table-cell office:value-type="string">
            <text:p>JST</text:p>
          </table:table-cell>
          <table:table-cell office:value-type="string">
            <text:p>512-8658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26極, 2列, ストレート, シュラウドヘッダ</text:p>
          </table:table-cell>
          <table:table-cell office:value-type="string">
            <text:p>XG4C-2631</text:p>
          </table:table-cell>
          <table:table-cell office:value-type="string">
            <text:p>Omron</text:p>
          </table:table-cell>
          <table:table-cell office:value-type="string">
            <text:p>196-681</text:p>
          </table:table-cell>
          <table:table-cell table:style-name="ce1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コネクタ,角型,リボンケーブル用,XG4M-2630-U,ソケット,26極</text:p>
          </table:table-cell>
          <table:table-cell office:value-type="string">
            <text:p>XG4M-2630-U</text:p>
          </table:table-cell>
          <table:table-cell office:value-type="string">
            <text:p>Omron</text:p>
          </table:table-cell>
          <table:table-cell office:value-type="string">
            <text:p>196-574</text:p>
          </table:table-cell>
          <table:table-cell table:style-name="ce1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基板ヘッダ, 12極, 1列, ストレート, シュラウドヘッダ</text:p>
          </table:table-cell>
          <table:table-cell office:value-type="string">
            <text:p>B12B-XASK-1 (LF)(SN)</text:p>
          </table:table-cell>
          <table:table-cell office:value-type="string">
            <text:p>JST</text:p>
          </table:table-cell>
          <table:table-cell office:value-type="string">
            <text:p>602-7792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nnector, multipole, PCB use</text:p>
          </table:table-cell>
          <table:table-cell office:value-type="string">
            <text:p>XAP-12V-1</text:p>
          </table:table-cell>
          <table:table-cell office:value-type="string">
            <text:p>JST</text:p>
          </table:table-cell>
          <table:table-cell office:value-type="string">
            <text:p>602-8571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フォトカプラ, トランジスタ出力, 16-Pin SOIC 表面実装</text:p>
          </table:table-cell>
          <table:table-cell office:value-type="string">
            <text:p>TLP291-4</text:p>
          </table:table-cell>
          <table:table-cell office:value-type="string">
            <text:p>Toshiba</text:p>
          </table:table-cell>
          <table:table-cell office:value-type="string">
            <text:p>796-5285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Nチャンネル パワーMOSFET, 20 V, ±2 A, 3-Pin SC-70</text:p>
          </table:table-cell>
          <table:table-cell office:value-type="string">
            <text:p>2SK3663-T1-A</text:p>
          </table:table-cell>
          <table:table-cell office:value-type="string">
            <text:p>Renesas Electronics</text:p>
          </table:table-cell>
          <table:table-cell office:value-type="string">
            <text:p>772-5434</text:p>
          </table:table-cell>
          <table:table-cell table:style-name="ce11" office:value-type="float" office:value="50">
            <text:p>5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T コネクタ端子 (圧着端子), メス</text:p>
          </table:table-cell>
          <table:table-cell office:value-type="string">
            <text:p>BXA-001T-P0.6</text:p>
          </table:table-cell>
          <table:table-cell office:value-type="string">
            <text:p>JST</text:p>
          </table:table-cell>
          <table:table-cell office:value-type="string">
            <text:p>602-7922</text:p>
          </table:table-cell>
          <table:table-cell table:style-name="ce1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T コネクタ端子 (圧着端子), メス</text:p>
          </table:table-cell>
          <table:table-cell office:value-type="string">
            <text:p>BZH-003T-P0.5</text:p>
          </table:table-cell>
          <table:table-cell office:value-type="string">
            <text:p>日本圧着端子製造</text:p>
          </table:table-cell>
          <table:table-cell office:value-type="string">
            <text:p>762-0761</text:p>
          </table:table-cell>
          <table:table-cell table:style-name="ce11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JST コネクタ端子 (圧着端子), メス</text:p>
          </table:table-cell>
          <table:table-cell office:value-type="string">
            <text:p>BZH-002T-P0.5</text:p>
          </table:table-cell>
          <table:table-cell office:value-type="string">
            <text:p>日本圧着端子製造</text:p>
          </table:table-cell>
          <table:table-cell table:style-name="ce9" office:value-type="string">
            <text:p>762-0759</text:p>
          </table:table-cell>
          <table:table-cell table:style-name="ce11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Murata, 圧電ブザー, 75dB</text:p>
          </table:table-cell>
          <table:table-cell office:value-type="string">
            <text:p>PKLCS1212E4001-R1</text:p>
          </table:table-cell>
          <table:table-cell office:value-type="string">
            <text:p>Murata</text:p>
          </table:table-cell>
          <table:table-cell office:value-type="string">
            <text:p>619-8456</text:p>
          </table:table-cell>
          <table:table-cell table:style-name="ce11" office:value-type="float" office:value="2">
            <text:p>2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2.54mm 5 極 1 列 ストレート 基板ソケット</text:p>
          </table:table-cell>
          <table:table-cell office:value-type="string">
            <text:p>W3481105TRC</text:p>
          </table:table-cell>
          <table:table-cell table:style-name="ce8" office:value-type="string">
            <text:p>RS</text:p>
          </table:table-cell>
          <table:table-cell office:value-type="string">
            <text:p>251-8200</text:p>
          </table:table-cell>
          <table:table-cell table:style-name="ce11" office:value-type="float" office:value="10">
            <text:p>10</text:p>
          </table:table-cell>
          <table:table-cell table:number-columns-repeated="1019"/>
        </table:table-row>
        <table:table-row table:style-name="ro1">
          <table:table-cell table:style-name="ce2"/>
          <table:table-cell/>
          <table:table-cell table:style-name="ce8"/>
          <table:table-cell/>
          <table:table-cell table:style-name="ce11"/>
          <table:table-cell table:number-columns-repeated="1019"/>
        </table:table-row>
        <table:table-row table:style-name="ro1">
          <table:table-cell table:style-name="ce3" office:value-type="string" table:number-columns-spanned="5" table:number-rows-spanned="1">
            <text:p>monotaro</text:p>
          </table:table-cell>
          <table:covered-table-cell table:number-columns-repeated="3"/>
          <table:covered-table-cell table:style-name="ce11"/>
          <table:table-cell table:number-columns-repeated="1019"/>
        </table:table-row>
        <table:table-row table:style-name="ro1">
          <table:table-cell table:style-name="ce2" office:value-type="string">
            <text:p>商品名</text:p>
          </table:table-cell>
          <table:table-cell office:value-type="string">
            <text:p>メーカー 型番</text:p>
          </table:table-cell>
          <table:table-cell office:value-type="string">
            <text:p>メーカー</text:p>
          </table:table-cell>
          <table:table-cell office:value-type="string">
            <text:p>注文コード</text:p>
          </table:table-cell>
          <table:table-cell table:style-name="ce11" office:value-type="string">
            <text:p>個数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コンタクト</text:p>
          </table:table-cell>
          <table:table-cell office:value-type="string">
            <text:p>BPH-002T-P0.5S</text:p>
          </table:table-cell>
          <table:table-cell table:style-name="ce8" office:value-type="string">
            <text:p>JST</text:p>
          </table:table-cell>
          <table:table-cell office:value-type="float" office:value="34953204">
            <text:p>34953204</text:p>
          </table:table-cell>
          <table:table-cell table:style-name="ce11" office:value-type="string">
            <text:p>2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ハウジング</text:p>
          </table:table-cell>
          <table:table-cell office:value-type="string">
            <text:p>PHR-3</text:p>
          </table:table-cell>
          <table:table-cell table:style-name="ce8" office:value-type="string">
            <text:p>JST</text:p>
          </table:table-cell>
          <table:table-cell office:value-type="float" office:value="34952766">
            <text:p>34952766</text:p>
          </table:table-cell>
          <table:table-cell table:style-name="ce11" office:value-type="string">
            <text:p>3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ハウジング</text:p>
          </table:table-cell>
          <table:table-cell office:value-type="string">
            <text:p>PHR-2</text:p>
          </table:table-cell>
          <table:table-cell table:style-name="ce8" office:value-type="string">
            <text:p>JST</text:p>
          </table:table-cell>
          <table:table-cell office:value-type="float" office:value="34952757">
            <text:p>34952757</text:p>
          </table:table-cell>
          <table:table-cell table:style-name="ce11" office:value-type="string">
            <text:p>3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ハウジング</text:p>
          </table:table-cell>
          <table:table-cell office:value-type="string">
            <text:p>PHR-4</text:p>
          </table:table-cell>
          <table:table-cell table:style-name="ce8" office:value-type="string">
            <text:p>JST</text:p>
          </table:table-cell>
          <table:table-cell office:value-type="float" office:value="34952775">
            <text:p>34952775</text:p>
          </table:table-cell>
          <table:table-cell table:style-name="ce11" office:value-type="string">
            <text:p>3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ハウジング</text:p>
          </table:table-cell>
          <table:table-cell office:value-type="string">
            <text:p>PHR-8</text:p>
          </table:table-cell>
          <table:table-cell table:style-name="ce8" office:value-type="string">
            <text:p>JST</text:p>
          </table:table-cell>
          <table:table-cell office:value-type="float" office:value="34952811">
            <text:p>34952811</text:p>
          </table:table-cell>
          <table:table-cell table:style-name="ce11" office:value-type="string">
            <text:p>3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ベース付ポスト</text:p>
          </table:table-cell>
          <table:table-cell office:value-type="string">
            <text:p>B2B-PH-K-S(LF)(SN)</text:p>
          </table:table-cell>
          <table:table-cell table:style-name="ce8" office:value-type="string">
            <text:p>JST</text:p>
          </table:table-cell>
          <table:table-cell office:value-type="float" office:value="34952906">
            <text:p>34952906</text:p>
          </table:table-cell>
          <table:table-cell table:style-name="ce11" office:value-type="string">
            <text:p>1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ベース付ポスト</text:p>
          </table:table-cell>
          <table:table-cell office:value-type="string">
            <text:p>B4B-PH-K-S(LF)(SN)</text:p>
          </table:table-cell>
          <table:table-cell table:style-name="ce8" office:value-type="string">
            <text:p>JST</text:p>
          </table:table-cell>
          <table:table-cell office:value-type="float" office:value="34952924">
            <text:p>34952924</text:p>
          </table:table-cell>
          <table:table-cell table:style-name="ce11" office:value-type="string">
            <text:p>1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プリント基板用コネクタ PHシリーズ ベース付ポスト</text:p>
          </table:table-cell>
          <table:table-cell office:value-type="string">
            <text:p>B8B-PH-K-S(LF)(SN)</text:p>
          </table:table-cell>
          <table:table-cell table:style-name="ce8" office:value-type="string">
            <text:p>JST</text:p>
          </table:table-cell>
          <table:table-cell office:value-type="float" office:value="34952967">
            <text:p>34952967</text:p>
          </table:table-cell>
          <table:table-cell table:style-name="ce11" office:value-type="string">
            <text:p>2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BPHDシリーズ</text:p>
          </table:table-cell>
          <table:table-cell office:value-type="string">
            <text:p>BPHD-001T-P0.5</text:p>
          </table:table-cell>
          <table:table-cell office:value-type="string">
            <text:p>JST</text:p>
          </table:table-cell>
          <table:table-cell office:value-type="float" office:value="714367">
            <text:p>714367</text:p>
          </table:table-cell>
          <table:table-cell table:style-name="ce11" office:value-type="string">
            <text:p>1パック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低背ヒューズホルダー</text:p>
          </table:table-cell>
          <table:table-cell office:value-type="string">
            <text:p>RC1401</text:p>
          </table:table-cell>
          <table:table-cell office:value-type="string">
            <text:p>FUJIX(フジックス)</text:p>
          </table:table-cell>
          <table:table-cell office:value-type="float" office:value="38562474">
            <text:p>38562474</text:p>
          </table:table-cell>
          <table:table-cell table:style-name="ce11" office:value-type="float" office:value="3">
            <text:p>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低背ヒューズセット</text:p>
          </table:table-cell>
          <table:table-cell office:value-type="float" office:value="1565">
            <text:p>1565</text:p>
          </table:table-cell>
          <table:table-cell office:value-type="string">
            <text:p>エーモン工業</text:p>
          </table:table-cell>
          <table:table-cell office:value-type="float" office:value="9938232">
            <text:p>9938232</text:p>
          </table:table-cell>
          <table:table-cell table:style-name="ce11" office:value-type="string">
            <text:p>3パック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表示灯 AH164シリーズ</text:p>
          </table:table-cell>
          <table:table-cell table:style-name="ce7" office:value-type="string">
            <text:p>AH164-ZTGE3</text:p>
          </table:table-cell>
          <table:table-cell table:style-name="ce7" office:value-type="string">
            <text:p>富士電機</text:p>
          </table:table-cell>
          <table:table-cell table:style-name="ce7" office:value-type="float" office:value="8507904">
            <text:p>8507904</text:p>
          </table:table-cell>
          <table:table-cell table:style-name="ce12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ntryBlueprint" svg:font-family="CountryBlueprint" style:font-pitch="variable" style:font-charset="x-symbol"/>
    <style:font-face style:name="Courier New" svg:font-family="'Courier New'" style:font-family-generic="modern" style:font-pitch="fixed"/>
    <style:font-face style:name="ＭＳ 明朝" svg:font-family="'ＭＳ 明朝'" style:font-family-generic="roman" style:font-pitch="fixed"/>
    <style:font-face style:name="AcadEref" svg:font-family="AcadEref" style:font-pitch="variable"/>
    <style:font-face style:name="Andalus" svg:font-family="Andalus" style:font-family-generic="roman" style:font-pitch="variable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2015/05/07</text:date>, <text:time>16:31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9M</meta:editing-duration>
    <meta:editing-cycles>4</meta:editing-cycles>
    <meta:generator>OpenOffice/4.1.1$Win32 OpenOffice.org_project/411m6$Build-9775</meta:generator>
    <dc:date>2015-05-07T16:31:31.81</dc:date>
    <meta:document-statistic meta:table-count="3" meta:cell-count="177" meta:object-count="0"/>
    <meta:user-defined meta:name="Info 1"/>
    <meta:user-defined meta:name="Info 2"/>
    <meta:user-defined meta:name="Info 3"/>
    <meta:user-defined meta:name="Info 4"/>
  </office:meta>
</office:document-meta>
</file>